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 svg:font-family="" style:font-family-generic="swiss"/>
    <style:font-face style:name="FreeSerif" svg:font-family="FreeSerif"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able1" style:family="table">
      <style:table-properties style:width="7.1181in" fo:margin-left="0.0215in" table:align="left"/>
    </style:style>
    <style:style style:name="Table1.A" style:family="table-column">
      <style:table-column-properties style:column-width="3.4201in"/>
    </style:style>
    <style:style style:name="Table1.B" style:family="table-column">
      <style:table-column-properties style:column-width="3.6979in"/>
    </style:style>
    <style:style style:name="Table1.A1" style:family="table-cell">
      <style:table-cell-properties fo:padding-left="0.075in" fo:padding-right="0.075in" fo:padding-top="0in" fo:padding-bottom="0in" fo:border="none" style:writing-mode="lr-tb"/>
    </style:style>
    <style:style style:name="Table1.7" style:family="table-row">
      <style:table-row-properties style:min-row-height="1.2104in"/>
    </style:style>
    <style:style style:name="Table2" style:family="table">
      <style:table-properties style:width="5.2646in" table:align="center"/>
    </style:style>
    <style:style style:name="Table2.A" style:family="table-column">
      <style:table-column-properties style:column-width="2.35in"/>
    </style:style>
    <style:style style:name="Table2.B" style:family="table-column">
      <style:table-column-properties style:column-width="0.5792in"/>
    </style:style>
    <style:style style:name="Table2.C" style:family="table-column">
      <style:table-column-properties style:column-width="2.3354in"/>
    </style:style>
    <style:style style:name="Table2.A1" style:family="table-cell">
      <style:table-cell-properties fo:padding-left="0.075in" fo:padding-right="0.075in" fo:padding-top="0in" fo:padding-bottom="0in" fo:border="none" style:writing-mode="lr-tb"/>
    </style:style>
    <style:style style:name="P1" style:family="paragraph" style:parent-style-name="Normal">
      <style:paragraph-properties fo:margin-top="0in" fo:margin-bottom="0in" loext:contextual-spacing="false" fo:line-height="100%"/>
    </style:style>
    <style:style style:name="P2" style:family="paragraph" style:parent-style-name="Normal">
      <style:paragraph-properties fo:margin-top="0in" fo:margin-bottom="0in" loext:contextual-spacing="false" fo:line-height="100%" fo:text-align="center" style:justify-single-word="false"/>
    </style:style>
    <style:style style:name="P3" style:family="paragraph" style:parent-style-name="Normal">
      <style:paragraph-properties fo:margin-top="0in" fo:margin-bottom="0in" loext:contextual-spacing="false" fo:line-height="100%"/>
      <style:text-properties style:font-name="Arial" style:font-name-complex="Arial"/>
    </style:style>
    <style:style style:name="P4" style:family="paragraph" style:parent-style-name="Normal">
      <style:paragraph-properties fo:margin-top="0in" fo:margin-bottom="0in" loext:contextual-spacing="false" fo:line-height="100%" fo:text-align="center" style:justify-single-word="false"/>
      <style:text-properties style:font-name="Arial" fo:font-size="12pt" fo:font-weight="bold" style:font-size-asian="12pt" style:font-weight-asian="bold" style:font-name-complex="Arial" style:font-weight-complex="bold"/>
    </style:style>
    <style:style style:name="P5" style:family="paragraph" style:parent-style-name="Normal">
      <style:paragraph-properties fo:margin-top="0in" fo:margin-bottom="0in" loext:contextual-spacing="false" fo:line-height="100%"/>
      <style:text-properties style:font-name="Arial" fo:font-size="12pt" style:font-size-asian="12pt" style:font-name-complex="Arial"/>
    </style:style>
    <style:style style:name="P6" style:family="paragraph" style:parent-style-name="Normal">
      <style:paragraph-properties fo:margin-top="0in" fo:margin-bottom="0in" loext:contextual-spacing="false" fo:line-height="100%" fo:text-align="center" style:justify-single-word="false"/>
      <style:text-properties fo:color="#ff0000" style:font-name="Arial" fo:font-size="12pt" fo:font-weight="bold" style:font-size-asian="12pt" style:font-weight-asian="bold" style:font-name-complex="Arial" style:font-weight-complex="bold"/>
    </style:style>
    <style:style style:name="P7" style:family="paragraph" style:parent-style-name="Normal">
      <style:paragraph-properties fo:margin-top="0in" fo:margin-bottom="0in" loext:contextual-spacing="false" fo:line-height="100%"/>
      <style:text-properties style:font-name="FreeSerif" fo:font-size="10pt" fo:font-weight="bold" style:font-size-asian="10pt" style:font-weight-asian="bold" style:font-name-complex="Arial" style:font-size-complex="10pt"/>
    </style:style>
    <style:style style:name="P8" style:family="paragraph" style:parent-style-name="Normal">
      <style:paragraph-properties fo:margin-top="0in" fo:margin-bottom="0in" loext:contextual-spacing="false" fo:line-height="100%"/>
      <style:text-properties style:font-name="FreeSerif" fo:font-size="10pt" style:font-size-asian="10pt" style:font-name-complex="Arial" style:font-size-complex="10pt"/>
    </style:style>
    <style:style style:name="P9" style:family="paragraph" style:parent-style-name="Normal">
      <style:paragraph-properties fo:margin-top="0in" fo:margin-bottom="0in" loext:contextual-spacing="false" fo:line-height="100%" fo:text-align="center" style:justify-single-word="false"/>
      <style:text-properties style:font-name="FreeSerif" fo:font-size="20pt" fo:font-weight="bold" style:font-size-asian="20pt" style:font-weight-asian="bold" style:font-name-complex="Arial" style:font-size-complex="20pt"/>
    </style:style>
    <style:style style:name="P10" style:family="paragraph" style:parent-style-name="Normal">
      <style:paragraph-properties fo:margin-top="0in" fo:margin-bottom="0in" loext:contextual-spacing="false" fo:line-height="100%"/>
      <style:text-properties fo:color="#595959" style:font-name="FreeSerif" fo:font-size="10pt" style:font-size-asian="10pt" style:font-name-complex="Arial" style:font-size-complex="10pt"/>
    </style:style>
    <style:style style:name="P11" style:family="paragraph" style:parent-style-name="Normal">
      <style:paragraph-properties fo:margin-left="0in" fo:margin-right="0in" fo:margin-top="0in" fo:margin-bottom="0in" loext:contextual-spacing="false" fo:line-height="100%" fo:text-indent="0.5in" style:auto-text-indent="false"/>
      <style:text-properties style:font-name="Arial" style:font-name-complex="Arial"/>
    </style:style>
    <style:style style:name="P12" style:family="paragraph" style:parent-style-name="Normal" style:master-page-name="">
      <loext:graphic-properties draw:fill="none"/>
      <style:paragraph-properties fo:margin-left="0in" fo:margin-right="0in" fo:margin-top="0in" fo:margin-bottom="0in" loext:contextual-spacing="false" fo:line-height="100%" fo:text-align="center" style:justify-single-word="false" fo:hyphenation-ladder-count="no-limit" fo:text-indent="0in" style:auto-text-indent="false" style:page-number="auto" fo:background-color="transparent"/>
      <style:text-properties style:font-name="FreeSerif" style:font-name-complex="Arial" fo:hyphenate="false" loext:hyphenation-no-caps="false"/>
    </style:style>
    <style:style style:name="P1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FreeSerif" fo:font-size="10pt" style:font-size-asian="10pt" style:font-name-complex="Arial" style:font-size-complex="10pt" fo:hyphenate="false" loext:hyphenation-no-caps="false"/>
    </style:style>
    <style:style style:name="P14" style:family="paragraph" style:parent-style-name="Normal" style:master-page-name="">
      <loext:graphic-properties draw:fill="none"/>
      <style:paragraph-properties fo:margin-left="0in" fo:margin-right="0in" fo:margin-top="0in" fo:margin-bottom="0.139in" loext:contextual-spacing="false" fo:line-height="115%" fo:text-align="center" style:justify-single-word="false" fo:hyphenation-ladder-count="no-limit" fo:text-indent="0in" style:auto-text-indent="false" style:page-number="auto" fo:background-color="transparent"/>
      <style:text-properties fo:hyphenate="false" loext:hyphenation-no-caps="false"/>
    </style:style>
    <style:style style:name="P15" style:family="paragraph" style:parent-style-name="Normal" style:master-page-name="MP0">
      <style:paragraph-properties style:page-number="auto" fo:break-before="page"/>
      <style:text-properties style:font-name="FreeSerif"/>
    </style:style>
    <style:style style:name="P16" style:family="paragraph" style:parent-style-name="Normal">
      <style:paragraph-properties fo:text-align="center" style:justify-single-word="false"/>
      <style:text-properties fo:color="#ff0000" style:font-name="Georgia" fo:font-size="72pt" fo:font-weight="bold" officeooo:paragraph-rsid="002d0e51" style:font-size-asian="72pt" style:font-weight-asian="bold" style:font-size-complex="72pt"/>
    </style:style>
    <style:style style:name="P17" style:family="paragraph">
      <style:paragraph-properties fo:text-align="center"/>
      <style:text-properties fo:color="#5eb91e" style:font-name="Georgia" fo:font-size="12pt" style:font-name-complex="Georgia" style:font-size-complex="72pt" style:font-weight-complex="bold"/>
    </style:style>
    <style:style style:name="P18" style:family="paragraph">
      <loext:graphic-properties draw:fill-color="#ff0000"/>
      <style:paragraph-properties fo:text-align="center"/>
      <style:text-properties fo:color="#5eb91e" style:font-name="Georgia" fo:font-size="12pt" style:font-size-asian="72pt" style:font-name-complex="Georgia" style:font-size-complex="72pt" style:font-weight-complex="bold"/>
    </style:style>
    <style:style style:name="T1" style:family="text">
      <style:text-properties style:font-name="FreeSerif" fo:font-size="10pt" style:font-size-asian="10pt" style:font-name-complex="Arial" style:font-size-complex="10pt"/>
    </style:style>
    <style:style style:name="T2" style:family="text">
      <style:text-properties style:font-name="FreeSerif" fo:font-size="10pt" fo:font-weight="bold" style:font-size-asian="10pt" style:font-weight-asian="bold" style:font-name-complex="Arial" style:font-size-complex="10pt"/>
    </style:style>
    <style:style style:name="T3" style:family="text">
      <style:text-properties style:font-name="FreeSerif" fo:font-size="10pt" fo:font-weight="bold" style:font-size-asian="10pt" style:font-weight-asian="bold" style:font-name-complex="Arial" style:font-size-complex="10pt" style:font-weight-complex="bold"/>
    </style:style>
    <style:style style:name="T4" style:family="text">
      <style:text-properties style:font-name="FreeSerif" fo:font-size="30pt" fo:font-weight="bold" style:font-size-asian="30pt" style:font-weight-asian="bold" style:font-size-complex="30pt"/>
    </style:style>
    <style:style style:name="T5" style:family="text">
      <style:text-properties fo:color="#5eb91e"/>
    </style:style>
    <style:style style:name="T6" style:family="text">
      <style:text-properties fo:color="#ffffff" style:font-name="Georgia" fo:font-size="72pt" style:font-size-asian="72pt" style:font-name-complex="Georgia" style:font-size-complex="72pt" style:font-weight-complex="bold"/>
    </style:style>
    <style:style style:name="T7" style:family="text">
      <style:text-properties fo:color="#ffffff" style:font-name="Georgia" fo:font-size="12pt" style:font-size-asian="12pt" style:font-name-complex="Georgia" style:font-size-complex="12pt"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1in" fo:padding-right="0.1in" fo:padding-top="0.05in" fo:padding-bottom="0.05in" fo:border="none" style:writing-mode="lr-tb" draw:textarea-vertical-align="top"/>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1in" fo:padding-right="0.1in" fo:padding-top="0.05in" fo:padding-bottom="0.05in" fo:border="0.99pt solid #622423" style:writing-mode="lr-tb" draw:textarea-vertical-align="top"/>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1in" fo:padding-right="0.1in" fo:padding-top="0.05in" fo:padding-bottom="0.05in" fo:border="1.25pt solid #622423" style:writing-mode="lr-tb" loext:rel-width-rel="paragraph" draw:textarea-vertical-align="top"/>
    </style:style>
    <style:style style:name="gr1" style:family="graphic">
      <style:graphic-properties draw:fill-color="#ff0000" draw:textarea-horizontal-align="justify" draw:textarea-vertical-align="middle" draw:auto-grow-height="false" fo:min-height="1.6154in" fo:min-width="7.4992in" style:run-through="foreground" style:wrap="run-through" style:number-wrapped-paragraphs="no-limit" style:vertical-pos="from-top" style:vertical-rel="paragraph" style:horizontal-pos="from-left" style:horizontal-rel="paragraph"/>
      <style:paragraph-properties style:writing-mode="lr-tb"/>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raw:frame draw:style-name="fr3" draw:name="Text Box 2" text:anchor-type="paragraph" svg:x="0.0102in" svg:y="-0.0728in" svg:width="7.448in" style:rel-width="100%" svg:height="10.1665in" style:rel-height="scale" draw:z-index="0"><draw:text-box><text:p text:style-name="P16"><draw:custom-shape text:anchor-type="paragraph" draw:z-index="4" draw:name="Shape1" draw:style-name="gr1" draw:text-style-name="P18" svg:width="7.4996in" svg:height="1.6157in" svg:x="-0.1173in" svg:y="-0.0673in"><text:p text:style-name="P17"><text:span text:style-name="T6">MISSING</text:span></text:p><text:p text:style-name="P17"><text:span text:style-name="T7"/></text:p><draw:enhanced-geometry svg:viewBox="0 0 21600 21600" draw:mirror-horizontal="false" draw:mirror-vertical="false" draw:type="rectangle" draw:enhanced-path="M 0 0 L 21600 0 21600 21600 0 21600 0 0 Z N"/></draw:custom-shape><text:s/></text:p><text:p text:style-name="Normal"><draw:frame draw:style-name="fr2" draw:name="Text Box 8" text:anchor-type="paragraph" svg:x="2.1772in" svg:y="-0.3043in" svg:width="2.8in" style:rel-width="scale" svg:height="3in" style:rel-height="scale" draw:z-index="5"><draw:text-box><text:p text:style-name="Normal"/><text:p text:style-name="Normal"/><text:p text:style-name="P2">INSERT <text:s/>2.75” BY 3.00” </text:p><text:p text:style-name="P2">PHOTO HERE</text:p><text:p text:style-name="Normal"/></draw:text-box></draw:frame></text:p></draw:text-box></draw:frame><draw:frame draw:style-name="fr1" draw:name="Text Box 6" text:anchor-type="paragraph" svg:x="0.0728in" svg:y="5.4898in" svg:width="7.3335in" style:rel-width="scale" svg:height="4.5256in" style:rel-height="scale" draw:z-index="3"><draw:text-box><table:table table:name="Table1" table:style-name="Table1"><table:table-column table:style-name="Table1.A"/><table:table-column table:style-name="Table1.B"/><table:table-row table:style-name="TableLine94108604360864"><table:table-cell table:style-name="Table1.A1" office:value-type="string"><text:p text:style-name="P1"><text:span text:style-name="Default_20_Paragraph_20_Font"><text:span text:style-name="T1">MISSING FROM: <text:s/></text:span></text:span><text:span text:style-name="Default_20_Paragraph_20_Font"><text:span text:style-name="T3"><text:user-defined style:data-style-name="N0" text:name="Client City">&lt;Client City&gt;</text:user-defined></text:span></text:span><text:span text:style-name="Default_20_Paragraph_20_Font"><text:span text:style-name="T2">, </text:span></text:span><text:span text:style-name="Default_20_Paragraph_20_Font"><text:span text:style-name="T2"><text:user-defined style:data-style-name="N0" text:name="Client State">&lt;Client State&gt;</text:user-defined></text:span></text:span></text:p><text:p text:style-name="P8"/></table:table-cell><table:table-cell table:style-name="Table1.A1" office:value-type="string"><text:p text:style-name="P1"><text:span text:style-name="Default_20_Paragraph_20_Font"><text:span text:style-name="T1">SEX: <text:s/></text:span></text:span><text:span text:style-name="Default_20_Paragraph_20_Font"><text:span text:style-name="T3"><text:user-defined style:data-style-name="N0" text:name="Sex">&lt;Sex&gt;</text:user-defined></text:span></text:span></text:p></table:table-cell></table:table-row><table:table-row table:style-name="TableLine94108604425472"><table:table-cell table:style-name="Table1.A1" office:value-type="string"><text:p text:style-name="P1"><text:span text:style-name="Default_20_Paragraph_20_Font"><text:span text:style-name="T1">AGE AT DISAPPEARANCE: <text:s/></text:span></text:span><text:span text:style-name="Default_20_Paragraph_20_Font"><text:span text:style-name="T3"><text:user-defined style:data-style-name="N0" text:name="Age at Dissappearance">&lt;Age at Dissappearance&gt;</text:user-defined></text:span></text:span></text:p><text:p text:style-name="P8"/></table:table-cell><table:table-cell table:style-name="Table1.A1" office:value-type="string"><text:p text:style-name="P1"><text:span text:style-name="Default_20_Paragraph_20_Font"><text:span text:style-name="T1">RACE: <text:s/></text:span></text:span><text:span text:style-name="Default_20_Paragraph_20_Font"><text:span text:style-name="T3"><text:user-defined style:data-style-name="N0" text:name="Race">&lt;Race&gt;</text:user-defined></text:span></text:span></text:p></table:table-cell></table:table-row><table:table-row table:style-name="TableLine94108604426112"><table:table-cell table:style-name="Table1.A1" office:value-type="string"><text:p text:style-name="P1"><text:span text:style-name="Default_20_Paragraph_20_Font"><text:span text:style-name="T1">HEIGHT: <text:s/></text:span></text:span><text:span text:style-name="Default_20_Paragraph_20_Font"><text:span text:style-name="T3"><text:user-defined style:data-style-name="N0" text:name="Height">&lt;Height&gt;</text:user-defined></text:span></text:span></text:p><text:p text:style-name="P8"/></table:table-cell><table:table-cell table:style-name="Table1.A1" office:value-type="string"><text:p text:style-name="P1"><text:span text:style-name="Default_20_Paragraph_20_Font"><text:span text:style-name="T1">HAIR: <text:s/></text:span></text:span><text:span text:style-name="Default_20_Paragraph_20_Font"><text:span text:style-name="T3"><text:user-defined style:data-style-name="N0" text:name="Hair Color">&lt;Hair Color&gt;</text:user-defined></text:span></text:span></text:p></table:table-cell></table:table-row><table:table-row table:style-name="TableLine94108604426688"><table:table-cell table:style-name="Table1.A1" office:value-type="string"><text:p text:style-name="P1"><text:span text:style-name="Default_20_Paragraph_20_Font"><text:span text:style-name="T1">WEIGHT: <text:s/></text:span></text:span><text:span text:style-name="Default_20_Paragraph_20_Font"><text:span text:style-name="T3"><text:user-defined style:data-style-name="N0" text:name="Weight">&lt;Weight&gt;</text:user-defined></text:span></text:span></text:p><text:p text:style-name="P7"/></table:table-cell><table:table-cell table:style-name="Table1.A1" office:value-type="string"><text:p text:style-name="P1"><text:span text:style-name="Default_20_Paragraph_20_Font"><text:span text:style-name="T1">EYES: <text:s/></text:span></text:span><text:span text:style-name="Default_20_Paragraph_20_Font"><text:span text:style-name="T3"><text:user-defined style:data-style-name="N0" text:name="Eye Color">&lt;Eye Color&gt;</text:user-defined></text:span></text:span></text:p></table:table-cell></table:table-row><table:table-row table:style-name="TableLine94108604427328"><table:table-cell table:style-name="Table1.A1" office:value-type="string"><text:p text:style-name="P1"><text:span text:style-name="Default_20_Paragraph_20_Font"><text:span text:style-name="T1">MANNERISMS: <text:s/></text:span></text:span><text:span text:style-name="Default_20_Paragraph_20_Font"><text:span text:style-name="T2">YOUR DATA</text:span></text:span></text:p><text:p text:style-name="P8"/></table:table-cell><table:table-cell table:style-name="Table1.A1" office:value-type="string"><text:p text:style-name="P1"><text:span text:style-name="Default_20_Paragraph_20_Font"><text:span text:style-name="T1">IDENTIFYING MARKS: <text:s/></text:span></text:span><text:span text:style-name="Default_20_Paragraph_20_Font"><text:span text:style-name="T3"><text:user-defined style:data-style-name="N0" text:name="Identifying Marks">&lt;Identifying Marks&gt;</text:user-defined></text:span></text:span></text:p></table:table-cell></table:table-row><table:table-row table:style-name="TableLine94108604428128"><table:table-cell table:style-name="Table1.A1" office:value-type="string"><text:p text:style-name="P1"><text:span text:style-name="Default_20_Paragraph_20_Font"><text:span text:style-name="T1">CLOTHING OR JEWELRY: <text:s/></text:span></text:span><text:span text:style-name="Default_20_Paragraph_20_Font"><text:span text:style-name="T3"><text:user-defined style:data-style-name="N0" text:name="Last Known Description">&lt;Last Known Description&gt;</text:user-defined></text:span></text:span></text:p><text:p text:style-name="P8"/></table:table-cell><table:table-cell table:style-name="Table1.A1" office:value-type="string"><text:p text:style-name="P1"><text:span text:style-name="Default_20_Paragraph_20_Font"><text:span text:style-name="T1">BUILD: <text:s/></text:span></text:span><text:span text:style-name="Default_20_Paragraph_20_Font"><text:span text:style-name="T3"><text:user-defined style:data-style-name="N0" text:name="Body Build">&lt;Body Build&gt;</text:user-defined></text:span></text:span></text:p></table:table-cell></table:table-row><table:table-row table:style-name="Table1.7"><table:table-cell table:style-name="Table1.A1" table:number-columns-spanned="2" office:value-type="string"><text:p text:style-name="P8"/><text:p text:style-name="P10">THIS AREA CAN BE USED TO PROVIDE A SUMMARY OF THE CIRCUMSTANCES SURROUNDING THE DISAPPEARANCE. <text:s/>ADDITIONAL DETAILS MAY INCLUDE WHERE THE MISSING PERSON WAS LAST SEEN (E.G. AREA OF CITY, MALL, PARK, ETC.), WHERE THE PERSON WAS HEADING, DESCRIPTION OF VEHICLE OR MODE OF TRAVEL, ETC.</text:p><text:p text:style-name="P10"/><text:p text:style-name="P10">IF APPROPRIATE, YOU MAY WISH TO INCLUDE THE FOLLOWING:</text:p><text:p text:style-name="P10">FOR UPDATED INFORMATION, VISIT URL OF WEBSITE OR NAME OF FACEBOOK PAGE</text:p><text:p text:style-name="P13"/></table:table-cell><table:covered-table-cell/></table:table-row></table:table><text:p text:style-name="P11"/><text:p text:style-name="P12">If you have any information about <text:user-defined style:data-style-name="N0" text:name="Name">&lt;Name&gt;</text:user-defined>’s whereabouts, please contact:</text:p><text:p text:style-name="P3"/><table:table table:name="Table2" table:style-name="Table2"><table:table-column table:style-name="Table2.A"/><table:table-column table:style-name="Table2.B"/><table:table-column table:style-name="Table2.C"/><table:table-row table:style-name="TableLine94108604431632"><table:table-cell table:style-name="Table2.A1" office:value-type="string"><text:p text:style-name="P4">Police Service</text:p><text:p text:style-name="P6"><text:user-defined style:data-style-name="N0" text:name="Police Contact">&lt;Police Contact&gt;</text:user-defined></text:p></table:table-cell><table:table-cell table:style-name="Table2.A1" office:value-type="string"><text:p text:style-name="P5"/></table:table-cell><table:table-cell table:style-name="Table2.A1" office:value-type="string"><text:p text:style-name="P4">Crime Stoppers</text:p><text:p text:style-name="P6">1-800-222-TIPS (8477)</text:p></table:table-cell></table:table-row></table:table><text:p text:style-name="Normal"/></draw:text-box></draw:frame><draw:frame draw:style-name="fr1" draw:name="Text Box 4" text:anchor-type="paragraph" svg:x="0.278in" svg:y="4.3228in" svg:width="6.928in" style:rel-width="scale" svg:height="0.5728in" style:rel-height="scale" draw:z-index="1"><draw:text-box><text:p text:style-name="P14"><text:span text:style-name="Default_20_Paragraph_20_Font"><text:span text:style-name="T4"><text:user-defined style:data-style-name="N0" text:name="Name">&lt;Name&gt;</text:user-defined></text:span></text:span></text:p></draw:text-box></draw:frame><draw:frame draw:style-name="fr1" draw:name="Text Box 5" text:anchor-type="paragraph" svg:x="0.3992in" svg:y="4.8957in" svg:width="6.6846in" style:rel-width="scale" svg:height="0.448in" style:rel-height="scale" draw:z-index="2"><draw:text-box><text:p text:style-name="P9">Missing Since: <text:user-defined style:data-style-name="N0" text:name="Missing Since">&lt;Missing Since&gt;</text:user-defined></text:p><text:p text:style-name="Normal"/></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 svg:font-family="" style:font-family-generic="swiss"/>
    <style:font-face style:name="FreeSerif" svg:font-family="FreeSerif"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style:text-underline-style="none" fo:font-weight="normal" style:letter-kerning="false"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in" fo:margin-bottom="0.139in" loext:contextual-spacing="false" fo:line-height="115%" fo:hyphenation-ladder-count="no-limit"/>
      <style:text-properties fo:font-size="11pt" style:font-size-asian="11pt" style:font-size-complex="11pt" fo:hyphenate="false" loext:hyphenation-no-caps="false"/>
    </style:style>
    <style:style style:name="Balloon_20_Text" style:display-name="Balloon Text" style:family="paragraph" style:parent-style-name="Normal">
      <style:paragraph-properties fo:margin-top="0in" fo:margin-bottom="0in"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CSI</meta:initial-creator>
    <meta:creation-date>2021-09-09T18:08:00Z</meta:creation-date>
    <dc:date>2021-09-17T01:48:50.956623713</dc:date>
    <meta:editing-cycles>10</meta:editing-cycles>
    <meta:editing-duration>PT7H17M58S</meta:editing-duration>
    <meta:document-statistic meta:table-count="2" meta:image-count="0" meta:object-count="0" meta:page-count="1" meta:paragraph-count="25" meta:word-count="138" meta:character-count="923" meta:non-whitespace-character-count="793"/>
    <meta:user-defined meta:name="Age at Dissappearance">&lt;Age at Dissappearance&gt;</meta:user-defined>
    <meta:user-defined meta:name="Agency Classification">&lt;Agency Classification&gt;</meta:user-defined>
    <meta:user-defined meta:name="Agency Name">&lt;Agency Name&gt;</meta:user-defined>
    <meta:user-defined meta:name="Body Build">&lt;Body Build&gt;</meta:user-defined>
    <meta:user-defined meta:name="Case" meta:value-type="string">&lt;Case&gt;</meta:user-defined>
    <meta:user-defined meta:name="Case Type" meta:value-type="string">&lt;Case Type&gt;</meta:user-defined>
    <meta:user-defined meta:name="Client Address" meta:value-type="string">&lt;Client Address&gt;</meta:user-defined>
    <meta:user-defined meta:name="Client City" meta:value-type="string">&lt;Client City&gt;</meta:user-defined>
    <meta:user-defined meta:name="Client Info" meta:value-type="string">&lt;Client&gt;</meta:user-defined>
    <meta:user-defined meta:name="Client Phone" meta:value-type="string">&lt;Client Phone&gt;</meta:user-defined>
    <meta:user-defined meta:name="Client State" meta:value-type="string">&lt;Client State&gt;</meta:user-defined>
    <meta:user-defined meta:name="Client Zip" meta:value-type="string">&lt;Client Zip&gt;</meta:user-defined>
    <meta:user-defined meta:name="Company Address " meta:value-type="string">&lt;Agency Address&gt;</meta:user-defined>
    <meta:user-defined meta:name="Company City" meta:value-type="string">&lt;Agency City&gt;</meta:user-defined>
    <meta:user-defined meta:name="Company Country" meta:value-type="string">&lt;Agency Country&gt;</meta:user-defined>
    <meta:user-defined meta:name="Company Email" meta:value-type="string">&lt;Agency Email&gt;</meta:user-defined>
    <meta:user-defined meta:name="Company Phone" meta:value-type="string">&lt;Agency Phone&gt;</meta:user-defined>
    <meta:user-defined meta:name="Company State" meta:value-type="string">&lt;Agency State&gt;</meta:user-defined>
    <meta:user-defined meta:name="Company Tagline" meta:value-type="string">&lt;Agency Tagline&gt;</meta:user-defined>
    <meta:user-defined meta:name="Company URL" meta:value-type="string">&lt;Agency Website&gt;</meta:user-defined>
    <meta:user-defined meta:name="Company Zip" meta:value-type="string">&lt;Agency Zip&gt;</meta:user-defined>
    <meta:user-defined meta:name="Eye Color" meta:value-type="string">&lt;Eye Color&gt;</meta:user-defined>
    <meta:user-defined meta:name="Hair Color" meta:value-type="string">&lt;Hair Color&gt;</meta:user-defined>
    <meta:user-defined meta:name="Height" meta:value-type="string">&lt;Height&gt;</meta:user-defined>
    <meta:user-defined meta:name="Identifying Marks" meta:value-type="string">&lt;Identifying Marks&gt;</meta:user-defined>
    <meta:user-defined meta:name="Investigator" meta:value-type="string">&lt;Investigator&gt;</meta:user-defined>
    <meta:user-defined meta:name="Last Known Description" meta:value-type="string">&lt;Last Known Description&gt;</meta:user-defined>
    <meta:user-defined meta:name="Missing Since" meta:value-type="string">&lt;Missing Since&gt;</meta:user-defined>
    <meta:user-defined meta:name="Name" meta:value-type="string">&lt;Name&gt;</meta:user-defined>
    <meta:user-defined meta:name="Police Contact" meta:value-type="string">&lt;Police Contact&gt;</meta:user-defined>
    <meta:user-defined meta:name="Race" meta:value-type="string">&lt;Race&gt;</meta:user-defined>
    <meta:user-defined meta:name="Sex" meta:value-type="string">&lt;Sex&gt;</meta:user-defined>
    <meta:user-defined meta:name="Suspect Name" meta:value-type="string">&lt;Suspect&gt;</meta:user-defined>
    <meta:user-defined meta:name="URL of Person" meta:value-type="string">&lt;URL of Person&gt;</meta:user-defined>
    <meta:user-defined meta:name="Weight" meta:value-type="string">&lt;Weight&gt;</meta:user-defined>
    <meta:template xlink:type="simple" xlink:actuate="onRequest" xlink:title="" xlink:href="../CSI-Missing-Persons-Template.odt/Missing_Person_Template_2003"/>
  </office:meta>
</office:document-meta>
</file>